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left="0.635cm" fo:margin-top="0cm" fo:margin-bottom="0cm" style:contextual-spacing="false" fo:line-height="100%"/>
    </style:style>
    <style:style style:name="T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pos de Factura:</text:p>
      <text:p text:style-name="P2"/>
      <text:p text:style-name="P2"/>
      <text:list text:style-name="WWNum1">
        <text:list-item>
          <text:p text:style-name="P1">Si <text:s/>el campo usuario de la tabla factura esta vacio, pone el campo <text:span text:style-name="T1">Apellido_nombres_razon_social</text:span> de la tabla clientes_servicios . El campo Usuario de la tabla factura tiene el campo <text:span text:style-name="T1">nombre_cliente</text:span> de la tabla clientes_servicios</text:p>
        </text:list-item>
        <text:list-item>
          <text:p text:style-name="P1">Tabla clientes, campo= <text:span text:style-name="T1">Cliente_id</text:span></text:p>
        </text:list-item>
        <text:list-item>
          <text:p text:style-name="P1">Tabla Clientes_servicios, campo=<text:span text:style-name="T1">Cliente_servicio_id</text:span></text:p>
        </text:list-item>
        <text:list-item>
          <text:p text:style-name="P1">Dirección Postal: Nota 1</text:p>
        </text:list-item>
        <text:list-item>
          <text:p text:style-name="P1">Localidad Postal: Nota 2</text:p>
        </text:list-item>
        <text:list-item>
          <text:p text:style-name="P1">Provincia Postal: Nota 2</text:p>
        </text:list-item>
        <text:list-item>
          <text:p text:style-name="P1">Domicilio del Servicio: Nota 3</text:p>
        </text:list-item>
        <text:list-item>
          <text:p text:style-name="P1">Campo<text:span text:style-name="T1"> Numero_telefono</text:span> de la tabla Clientes_servicios</text:p>
        </text:list-item>
        <text:list-item>
          <text:p text:style-name="P1">Campos <text:span text:style-name="T1">Tipo y Numero_factura</text:span> de la tabla facturas</text:p>
        </text:list-item>
        <text:list-item>
          <text:p text:style-name="P1">Campo <text:span text:style-name="T1">desde </text:span>de la tabla facturas</text:p>
        </text:list-item>
        <text:list-item>
          <text:p text:style-name="P1">Campo <text:span text:style-name="T1">hasta</text:span> de la tabla facturas</text:p>
        </text:list-item>
        <text:list-item>
          <text:p text:style-name="P1">Campo <text:span text:style-name="T1">Fecha_vencimiento</text:span> tabla facturas</text:p>
        </text:list-item>
        <text:list-item>
          <text:p text:style-name="P1">Ídem punto 3</text:p>
        </text:list-item>
        <text:list-item>
          <text:p text:style-name="P1">Campo <text:span text:style-name="T1">servicios</text:span> de la tabla facturas</text:p>
        </text:list-item>
        <text:list-item>
          <text:p text:style-name="P1">Campo <text:span text:style-name="T1">CIS</text:span> de la tabla facturas</text:p>
        </text:list-item>
        <text:list-item>
          <text:p text:style-name="P1">Campo <text:span text:style-name="T1">QR</text:span> de la tabla facturas – Genera imagen</text:p>
        </text:list-item>
        <text:list-item>
          <text:p text:style-name="P1">Campo <text:span text:style-name="T1">Fecha_emision</text:span> de la tabla facturas</text:p>
        </text:list-item>
        <text:list-item>
          <text:p text:style-name="P1">Campo <text:span text:style-name="T1">Fecha_habilitacion</text:span> de la tabla clientes_servicios</text:p>
        </text:list-item>
        <text:list-item>
          <text:p text:style-name="P1">Arma con la tabla facturas_items</text:p>
        </text:list-item>
        <text:list-item>
          <text:p text:style-name="P1">Descripcion del plan desde la tabla plan_comercial, relacionando con el campo <text:span text:style-name="T1">Plan_comercial</text:span> de la tabla clientes_servicios</text:p>
        </text:list-item>
        <text:list-item>
          <text:p text:style-name="P1">Descripcion de la tabla iva, relaciónado con el campo <text:span text:style-name="T1">Clasificacion_iva </text:span>de la tabla facturas</text:p>
        </text:list-item>
        <text:list-item>
          <text:p text:style-name="P1">Campo <text:span text:style-name="T1">Documento</text:span> de la tabla clientes_servicios</text:p>
        </text:list-item>
        <text:list-item>
          <text:p text:style-name="P1">Campo <text:span text:style-name="T1">Tipo_Doc</text:span> de la tabla clientes_servicios</text:p>
        </text:list-item>
        <text:list-item>
          <text:p text:style-name="P1">Campo <text:span text:style-name="T1">CAE</text:span> de la tabla Facturas</text:p>
        </text:list-item>
        <text:list-item>
          <text:p text:style-name="P1">Campo <text:span text:style-name="T1">Fecha_vencimiento_cae</text:span> de la tabla facturas</text:p>
        </text:list-item>
        <text:list-item>
          <text:p text:style-name="P1">Idem punto 12</text:p>
        </text:list-item>
        <text:list-item>
          <text:p text:style-name="P1">Campo <text:span text:style-name="T1">importe</text:span> de la tabla facturas</text:p>
        </text:list-item>
      </text:list>
      <text:p text:style-name="P3"/>
      <text:p text:style-name="P3"/>
      <text:p text:style-name="P2">Nota 1:</text:p>
      <text:p text:style-name="P2">Para el armado de la calle posta relaciona la tabla calles con el campo de <text:span text:style-name="T1">codigo_calle_p</text:span> de la tabla clientes_servicios, despue anexa en caso de que corresponda <text:span text:style-name="T1">Numero_p , Sector_p, Block_p, Torre_p, Piso_p, Dto_p, casa_p, Barrio_p </text:span>todos campos de la tabla clientes_servicios</text:p>
      <text:p text:style-name="P2">Nota 2:</text:p>
      <text:p text:style-name="P2">Relaciona la tabla localidades con el campo <text:span text:style-name="T1">Localidad_id_p</text:span> de la tabla clientes_servicios y a su vez la provincia postal la toma de la localidad postal</text:p>
      <text:p text:style-name="P2">Nota 3:</text:p>
      <text:p text:style-name="P2">Relaciona la tabla calles con el campo <text:span text:style-name="T1">codigo_calle</text:span> de la tabla clientes_servicios , después anexa en caso que corresponda los campos <text:span text:style-name="T1">Numero , Sector, Block, Torre, Piso, Dto, casa, Barrio </text:span>de la tabla clientes_servicios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</meta:initial-creator>
    <dc:creator>Juan</dc:creator>
    <meta:editing-cycles>1</meta:editing-cycles>
    <meta:creation-date>2024-08-08T14:19:00</meta:creation-date>
    <dc:date>2024-08-08T15:12:00</dc:date>
    <meta:editing-duration>PT47M</meta:editing-duration>
    <meta:generator>LibreOffice/24.2.5.2$Linux_X86_64 LibreOffice_project/bffef4ea93e59bebbeaf7f431bb02b1a39ee8a59</meta:generator>
    <meta:document-statistic meta:table-count="0" meta:image-count="0" meta:object-count="0" meta:page-count="1" meta:paragraph-count="34" meta:word-count="328" meta:character-count="2054" meta:non-whitespace-character-count="1785"/>
    <meta:user-defined meta:name="AppVersion">12.0000</meta:user-defined>
    <meta:template xlink:type="simple" xlink:actuate="onRequest" xlink:title="Normal" xlink:href=""/>
  </office:meta>
</office:document-meta>
</file>